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ptos Narrow" svg:font-family="'Aptos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Обычный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Обычный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ow Value</text:p>
          </table:table-cell>
          <table:table-cell office:value-type="string" calcext:value-type="string">
            <text:p>High Value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Soil humidity sens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UV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Lightness sensor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Voltmeter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Amperme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mper</text:p>
          </table:table-cell>
        </table:table-row>
        <table:table-row table:style-name="ro1">
          <table:table-cell office:value-type="string" calcext:value-type="string">
            <text:p>Hall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H senso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Heart rat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rate</text:p>
          </table:table-cell>
        </table:table-row>
        <table:table-row table:style-name="ro1">
          <table:table-cell office:value-type="string" calcext:value-type="string">
            <text:p>Respiratory rat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rate</text:p>
          </table:table-cell>
        </table:table-row>
        <table:table-row table:style-name="ro1">
          <table:table-cell office:value-type="string" calcext:value-type="string">
            <text:p>Geiger counte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Turbidity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table:style-name="ce3"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ptos Narrow" svg:font-family="'Aptos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14:13:18.404289874</meta:creation-date>
    <dc:date>2024-05-03T15:11:44.070024509</dc:date>
    <meta:editing-duration>PT58M9S</meta:editing-duration>
    <meta:editing-cycles>37</meta:editing-cycles>
    <meta:generator>LibreOffice/6.4.7.2$Linux_X86_64 LibreOffice_project/40$Build-2</meta:generator>
    <meta:document-statistic meta:table-count="1" meta:cell-count="72" meta:object-count="0"/>
  </office:meta>
</office:document-meta>
</file>